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096cm"/>
    </style:style>
    <style:style style:name="Tabelle4.B" style:family="table-column">
      <style:table-column-properties style:column-width="1.402cm"/>
    </style:style>
    <style:style style:name="Tabelle4.C" style:family="table-column">
      <style:table-column-properties style:column-width="12.515cm"/>
    </style:style>
    <style:style style:name="Tabelle4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 style:data-style-name="N100">
      <style:table-cell-properties fo:padding="0.097cm" fo:border="0.05pt solid #000000"/>
    </style:style>
    <style:style style:name="Tabelle4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4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648cm" fo:margin-left="0cm" fo:margin-right="-0.647cm" fo:break-before="auto" fo:break-after="auto" table:align="margins"/>
    </style:style>
    <style:style style:name="Tabelle1.A" style:family="table-column">
      <style:table-column-properties style:column-width="0.434cm" style:rel-column-width="1611*"/>
    </style:style>
    <style:style style:name="Tabelle1.B" style:family="table-column">
      <style:table-column-properties style:column-width="0.584cm" style:rel-column-width="2168*"/>
    </style:style>
    <style:style style:name="Tabelle1.C" style:family="table-column">
      <style:table-column-properties style:column-width="2.395cm" style:rel-column-width="8895*"/>
    </style:style>
    <style:style style:name="Tabelle1.D" style:family="table-column">
      <style:table-column-properties style:column-width="2.09cm" style:rel-column-width="7762*"/>
    </style:style>
    <style:style style:name="Tabelle1.E" style:family="table-column">
      <style:table-column-properties style:column-width="1.506cm" style:rel-column-width="5593*"/>
    </style:style>
    <style:style style:name="Tabelle1.F" style:family="table-column">
      <style:table-column-properties style:column-width="1.693cm" style:rel-column-width="6288*"/>
    </style:style>
    <style:style style:name="Tabelle1.G" style:family="table-column">
      <style:table-column-properties style:column-width="8.945cm" style:rel-column-width="33218*"/>
    </style:style>
    <style:style style:name="Tabelle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 style:data-style-name="N100">
      <style:table-cell-properties fo:padding="0.097cm" fo:border="0.05pt solid #000000"/>
    </style:style>
    <style:style style:name="Tabel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G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1.34" style:family="table-row">
      <style:table-row-properties style:min-row-height="0.619cm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704cm"/>
    </style:style>
    <style:style style:name="Tabelle2.B" style:family="table-column">
      <style:table-column-properties style:column-width="13.30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fo:font-size="12pt" fo:language="en" fo:country="US" officeooo:paragraph-rsid="005676e1" style:font-size-asian="12pt" style:font-size-complex="12pt"/>
    </style:style>
    <style:style style:name="P3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262cb5" officeooo:paragraph-rsid="00262cb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officeooo:paragraph-rsid="0055c708" style:font-size-asian="14pt" style:font-size-complex="14pt"/>
    </style:style>
    <style:style style:name="P5" style:family="paragraph" style:parent-style-name="Standard">
      <style:text-properties fo:font-size="14pt" fo:language="en" fo:country="US" fo:font-style="normal" fo:font-weight="bold" officeooo:rsid="005676e1" officeooo:paragraph-rsid="005676e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language="en" fo:country="US" fo:font-weight="bold" officeooo:rsid="0055c708" officeooo:paragraph-rsid="0055c708" style:font-size-asian="14pt" style:font-weight-asian="bold" style:font-size-complex="14pt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27ad75" officeooo:paragraph-rsid="0027ad75"/>
    </style:style>
    <style:style style:name="P9" style:family="paragraph" style:parent-style-name="Standard">
      <style:text-properties fo:language="en" fo:country="US" officeooo:rsid="0027ad75" officeooo:paragraph-rsid="002853d4"/>
    </style:style>
    <style:style style:name="P10" style:family="paragraph" style:parent-style-name="Standard">
      <style:text-properties fo:language="en" fo:country="US" officeooo:rsid="00342563" officeooo:paragraph-rsid="00342563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n" fo:country="US" officeooo:rsid="001def11" officeooo:paragraph-rsid="001def11"/>
    </style:style>
    <style:style style:name="P13" style:family="paragraph" style:parent-style-name="Table_20_Contents">
      <style:text-properties fo:language="en" fo:country="US" officeooo:rsid="001def11" officeooo:paragraph-rsid="0027dd6f"/>
    </style:style>
    <style:style style:name="P14" style:family="paragraph" style:parent-style-name="Table_20_Contents">
      <style:text-properties fo:language="en" fo:country="US" officeooo:rsid="001def11" officeooo:paragraph-rsid="003cddc6"/>
    </style:style>
    <style:style style:name="P15" style:family="paragraph" style:parent-style-name="Table_20_Contents">
      <style:text-properties fo:language="en" fo:country="US" officeooo:paragraph-rsid="001dd3c1"/>
    </style:style>
    <style:style style:name="P16" style:family="paragraph" style:parent-style-name="Table_20_Contents">
      <style:text-properties fo:language="en" fo:country="US" officeooo:rsid="002158ba" officeooo:paragraph-rsid="002158ba"/>
    </style:style>
    <style:style style:name="P17" style:family="paragraph" style:parent-style-name="Table_20_Contents">
      <style:text-properties fo:language="en" fo:country="US" officeooo:rsid="001dd3c1" officeooo:paragraph-rsid="001dd3c1"/>
    </style:style>
    <style:style style:name="P18" style:family="paragraph" style:parent-style-name="Table_20_Contents">
      <style:text-properties fo:language="en" fo:country="US" officeooo:rsid="00255c29" officeooo:paragraph-rsid="00255c29"/>
    </style:style>
    <style:style style:name="P19" style:family="paragraph" style:parent-style-name="Table_20_Contents">
      <style:text-properties fo:language="en" fo:country="US" fo:font-weight="bold" officeooo:rsid="00255c29" officeooo:paragraph-rsid="00255c29" style:font-weight-asian="bold" style:font-weight-complex="bold"/>
    </style:style>
    <style:style style:name="P20" style:family="paragraph" style:parent-style-name="Table_20_Contents">
      <style:text-properties fo:language="en" fo:country="US" fo:font-weight="bold" officeooo:rsid="00255c29" officeooo:paragraph-rsid="0044baec" style:font-weight-asian="bold" style:font-weight-complex="bold"/>
    </style:style>
    <style:style style:name="P21" style:family="paragraph" style:parent-style-name="Table_20_Contents">
      <style:text-properties fo:language="en" fo:country="US" fo:font-weight="bold" officeooo:rsid="002578a9" officeooo:paragraph-rsid="002578a9" style:font-weight-asian="bold" style:font-weight-complex="bold"/>
    </style:style>
    <style:style style:name="P22" style:family="paragraph" style:parent-style-name="Table_20_Contents">
      <style:text-properties fo:language="en" fo:country="US" officeooo:rsid="001c2e1f" officeooo:paragraph-rsid="001dd3c1"/>
    </style:style>
    <style:style style:name="P23" style:family="paragraph" style:parent-style-name="Table_20_Contents">
      <style:text-properties fo:language="en" fo:country="US" officeooo:rsid="00216ed9" officeooo:paragraph-rsid="00216ed9"/>
    </style:style>
    <style:style style:name="P24" style:family="paragraph" style:parent-style-name="Table_20_Contents">
      <style:paragraph-properties fo:text-align="justify" style:justify-single-word="false"/>
      <style:text-properties fo:language="en" fo:country="US" officeooo:rsid="00216ed9" officeooo:paragraph-rsid="00216ed9"/>
    </style:style>
    <style:style style:name="P25" style:family="paragraph" style:parent-style-name="Table_20_Contents">
      <style:text-properties fo:language="en" fo:country="US" officeooo:rsid="00216ed9" officeooo:paragraph-rsid="004e22f1"/>
    </style:style>
    <style:style style:name="P26" style:family="paragraph" style:parent-style-name="Table_20_Contents">
      <style:paragraph-properties fo:text-align="justify" style:justify-single-word="false"/>
      <style:text-properties fo:language="en" fo:country="US" officeooo:paragraph-rsid="00216ed9"/>
    </style:style>
    <style:style style:name="P27" style:family="paragraph" style:parent-style-name="Table_20_Contents">
      <style:paragraph-properties fo:text-align="justify" style:justify-single-word="false"/>
      <style:text-properties fo:language="en" fo:country="US" officeooo:paragraph-rsid="0055c708"/>
    </style:style>
    <style:style style:name="P28" style:family="paragraph" style:parent-style-name="Table_20_Contents">
      <style:text-properties fo:language="en" fo:country="US" officeooo:rsid="0022a476" officeooo:paragraph-rsid="0022a476"/>
    </style:style>
    <style:style style:name="P29" style:family="paragraph" style:parent-style-name="Table_20_Contents">
      <style:paragraph-properties fo:text-align="justify" style:justify-single-word="false"/>
      <style:text-properties fo:language="en" fo:country="US" officeooo:rsid="0022a476" officeooo:paragraph-rsid="0055c708"/>
    </style:style>
    <style:style style:name="P30" style:family="paragraph" style:parent-style-name="Table_20_Contents">
      <style:paragraph-properties fo:text-align="justify" style:justify-single-word="false"/>
      <style:text-properties fo:language="en" fo:country="US" officeooo:rsid="0023906c" officeooo:paragraph-rsid="0055c708"/>
    </style:style>
    <style:style style:name="P31" style:family="paragraph" style:parent-style-name="Table_20_Contents">
      <style:text-properties fo:language="en" fo:country="US" officeooo:paragraph-rsid="00262cb5"/>
    </style:style>
    <style:style style:name="P32" style:family="paragraph" style:parent-style-name="Table_20_Contents">
      <style:text-properties fo:language="en" fo:country="US" officeooo:rsid="0027ad75" officeooo:paragraph-rsid="0055c708"/>
    </style:style>
    <style:style style:name="P33" style:family="paragraph" style:parent-style-name="Table_20_Contents">
      <style:text-properties fo:language="en" fo:country="US" officeooo:paragraph-rsid="0027ad75"/>
    </style:style>
    <style:style style:name="P34" style:family="paragraph" style:parent-style-name="Table_20_Contents">
      <style:text-properties fo:language="en" fo:country="US" officeooo:rsid="0029e8b7" officeooo:paragraph-rsid="0055c708"/>
    </style:style>
    <style:style style:name="P35" style:family="paragraph" style:parent-style-name="Table_20_Contents">
      <style:paragraph-properties fo:text-align="justify" style:justify-single-word="false"/>
      <style:text-properties fo:language="en" fo:country="US" officeooo:rsid="0024c1ca" officeooo:paragraph-rsid="0055c708"/>
    </style:style>
    <style:style style:name="P36" style:family="paragraph" style:parent-style-name="Table_20_Contents">
      <style:paragraph-properties fo:text-align="justify" style:justify-single-word="false"/>
      <style:text-properties fo:language="en" fo:country="US" officeooo:rsid="00303994" officeooo:paragraph-rsid="0055c708"/>
    </style:style>
    <style:style style:name="P37" style:family="paragraph" style:parent-style-name="Table_20_Contents">
      <style:text-properties fo:language="en" fo:country="US" officeooo:rsid="003cddc6" officeooo:paragraph-rsid="003cddc6"/>
    </style:style>
    <style:style style:name="P38" style:family="paragraph" style:parent-style-name="Table_20_Contents">
      <style:text-properties fo:language="en" fo:country="US" officeooo:rsid="003f7526" officeooo:paragraph-rsid="003f7526"/>
    </style:style>
    <style:style style:name="P39" style:family="paragraph" style:parent-style-name="Table_20_Contents">
      <style:text-properties fo:language="en" fo:country="US" officeooo:rsid="0040500b" officeooo:paragraph-rsid="0040500b"/>
    </style:style>
    <style:style style:name="P40" style:family="paragraph" style:parent-style-name="Table_20_Contents">
      <style:text-properties fo:language="en" fo:country="US" officeooo:rsid="0041ddf6" officeooo:paragraph-rsid="0041ddf6"/>
    </style:style>
    <style:style style:name="P41" style:family="paragraph" style:parent-style-name="Table_20_Contents">
      <style:text-properties fo:language="en" fo:country="US" officeooo:rsid="00435513" officeooo:paragraph-rsid="00435513"/>
    </style:style>
    <style:style style:name="P42" style:family="paragraph" style:parent-style-name="Table_20_Contents">
      <style:text-properties fo:language="en" fo:country="US" officeooo:rsid="00439fd1" officeooo:paragraph-rsid="00439fd1"/>
    </style:style>
    <style:style style:name="P43" style:family="paragraph" style:parent-style-name="Table_20_Contents">
      <style:text-properties fo:language="en" fo:country="US" officeooo:rsid="0044baec" officeooo:paragraph-rsid="0044baec"/>
    </style:style>
    <style:style style:name="P44" style:family="paragraph" style:parent-style-name="Table_20_Contents">
      <style:text-properties fo:language="en" fo:country="US" officeooo:paragraph-rsid="00484274"/>
    </style:style>
    <style:style style:name="P45" style:family="paragraph" style:parent-style-name="Table_20_Contents">
      <style:text-properties fo:language="en" fo:country="US" officeooo:rsid="00484274" officeooo:paragraph-rsid="00484274"/>
    </style:style>
    <style:style style:name="P46" style:family="paragraph" style:parent-style-name="Table_20_Contents">
      <style:text-properties fo:language="en" fo:country="US" officeooo:rsid="00492844" officeooo:paragraph-rsid="00492844"/>
    </style:style>
    <style:style style:name="P47" style:family="paragraph" style:parent-style-name="Table_20_Contents">
      <style:text-properties fo:language="en" fo:country="US" officeooo:rsid="0049f013" officeooo:paragraph-rsid="0049f013"/>
    </style:style>
    <style:style style:name="P48" style:family="paragraph" style:parent-style-name="Table_20_Contents">
      <style:text-properties fo:language="en" fo:country="US" officeooo:rsid="004b97b2" officeooo:paragraph-rsid="004b97b2"/>
    </style:style>
    <style:style style:name="P49" style:family="paragraph" style:parent-style-name="Table_20_Contents">
      <style:text-properties fo:language="en" fo:country="US" officeooo:paragraph-rsid="00216ed9"/>
    </style:style>
    <style:style style:name="P50" style:family="paragraph" style:parent-style-name="Table_20_Contents">
      <style:text-properties fo:language="en" fo:country="US" officeooo:rsid="004d1637" officeooo:paragraph-rsid="004d1637"/>
    </style:style>
    <style:style style:name="P51" style:family="paragraph" style:parent-style-name="Table_20_Contents">
      <style:paragraph-properties fo:text-align="justify" style:justify-single-word="false"/>
      <style:text-properties fo:language="en" fo:country="US" officeooo:rsid="002f5a9e" officeooo:paragraph-rsid="002f5a9e"/>
    </style:style>
    <style:style style:name="P52" style:family="paragraph" style:parent-style-name="Table_20_Contents">
      <style:paragraph-properties fo:text-align="justify" style:justify-single-word="false"/>
      <style:text-properties fo:language="en" fo:country="US" officeooo:rsid="002f5a9e" officeooo:paragraph-rsid="004d1637"/>
    </style:style>
    <style:style style:name="P53" style:family="paragraph" style:parent-style-name="Table_20_Contents">
      <style:text-properties fo:language="en" fo:country="US" officeooo:rsid="001fe160" officeooo:paragraph-rsid="001fe160"/>
    </style:style>
    <style:style style:name="P54" style:family="paragraph" style:parent-style-name="Table_20_Contents">
      <style:text-properties fo:language="en" fo:country="US" officeooo:rsid="0027dd6f" officeooo:paragraph-rsid="0027dd6f"/>
    </style:style>
    <style:style style:name="P55" style:family="paragraph" style:parent-style-name="Table_20_Contents">
      <style:text-properties fo:language="en" fo:country="US" officeooo:rsid="003bd7a4" officeooo:paragraph-rsid="003bd7a4"/>
    </style:style>
    <style:style style:name="P56" style:family="paragraph" style:parent-style-name="Table_20_Contents">
      <style:text-properties fo:language="en" fo:country="US" officeooo:rsid="004e22f1" officeooo:paragraph-rsid="004e22f1"/>
    </style:style>
    <style:style style:name="P57" style:family="paragraph" style:parent-style-name="Table_20_Contents">
      <style:text-properties fo:language="en" fo:country="US" officeooo:rsid="004f650c" officeooo:paragraph-rsid="004f650c"/>
    </style:style>
    <style:style style:name="P58" style:family="paragraph" style:parent-style-name="Table_20_Contents">
      <style:text-properties fo:language="en" fo:country="US" officeooo:rsid="00512b0f" officeooo:paragraph-rsid="00512b0f"/>
    </style:style>
    <style:style style:name="P59" style:family="paragraph" style:parent-style-name="Table_20_Contents">
      <style:text-properties fo:language="en" fo:country="US" officeooo:rsid="00531911" officeooo:paragraph-rsid="00531911"/>
    </style:style>
    <style:style style:name="P60" style:family="paragraph" style:parent-style-name="Table_20_Contents">
      <style:paragraph-properties fo:text-align="justify" style:justify-single-word="false"/>
      <style:text-properties fo:language="en" fo:country="US" officeooo:rsid="005461e4" officeooo:paragraph-rsid="0055c708"/>
    </style:style>
    <style:style style:name="P61" style:family="paragraph" style:parent-style-name="Table_20_Contents">
      <style:text-properties fo:language="en" fo:country="US" officeooo:rsid="005461e4" officeooo:paragraph-rsid="0055c708"/>
    </style:style>
    <style:style style:name="P62" style:family="paragraph" style:parent-style-name="Table_20_Contents">
      <style:text-properties fo:language="en" fo:country="US" officeooo:paragraph-rsid="0055c708"/>
    </style:style>
    <style:style style:name="P63" style:family="paragraph" style:parent-style-name="Table_20_Contents">
      <style:text-properties fo:language="en" fo:country="US" officeooo:rsid="0055c708" officeooo:paragraph-rsid="0055c708"/>
    </style:style>
    <style:style style:name="P64" style:family="paragraph" style:parent-style-name="Table_20_Contents">
      <style:text-properties fo:language="en" fo:country="US" officeooo:rsid="005676e1" officeooo:paragraph-rsid="005676e1"/>
    </style:style>
    <style:style style:name="P65" style:family="paragraph" style:parent-style-name="Table_20_Contents">
      <style:text-properties officeooo:rsid="00342563" officeooo:paragraph-rsid="00342563"/>
    </style:style>
    <style:style style:name="P66" style:family="paragraph" style:parent-style-name="Table_20_Contents">
      <style:text-properties officeooo:rsid="00342563" officeooo:paragraph-rsid="0035f880"/>
    </style:style>
    <style:style style:name="P67" style:family="paragraph" style:parent-style-name="Table_20_Contents">
      <style:text-properties officeooo:rsid="00342563" officeooo:paragraph-rsid="0058c4f9"/>
    </style:style>
    <style:style style:name="P68" style:family="paragraph" style:parent-style-name="Table_20_Contents">
      <style:text-properties officeooo:paragraph-rsid="00342563"/>
    </style:style>
    <style:style style:name="P69" style:family="paragraph" style:parent-style-name="Table_20_Contents">
      <style:text-properties officeooo:rsid="0035f880" officeooo:paragraph-rsid="0035f880"/>
    </style:style>
    <style:style style:name="P70" style:family="paragraph" style:parent-style-name="Table_20_Contents">
      <style:text-properties officeooo:rsid="00391c5d" officeooo:paragraph-rsid="00391c5d"/>
    </style:style>
    <style:style style:name="P71" style:family="paragraph" style:parent-style-name="Table_20_Contents">
      <style:text-properties fo:font-size="14pt" style:font-size-asian="14pt" style:font-size-complex="14pt"/>
    </style:style>
    <style:style style:name="P72" style:family="paragraph" style:parent-style-name="Table_20_Contents">
      <style:text-properties fo:font-size="14pt" officeooo:rsid="005676e1" officeooo:paragraph-rsid="005676e1" style:font-size-asian="14pt" style:font-size-complex="14pt"/>
    </style:style>
    <style:style style:name="P73" style:family="paragraph" style:parent-style-name="Table_20_Contents">
      <style:text-properties officeooo:rsid="005676e1" officeooo:paragraph-rsid="005676e1"/>
    </style:style>
    <style:style style:name="P74" style:family="paragraph" style:parent-style-name="Table_20_Contents">
      <style:text-properties officeooo:rsid="00595bc1" officeooo:paragraph-rsid="00595bc1"/>
    </style:style>
    <style:style style:name="P75" style:family="paragraph" style:parent-style-name="Table_20_Contents">
      <style:text-properties officeooo:rsid="005a0475" officeooo:paragraph-rsid="005a0475"/>
    </style:style>
    <style:style style:name="P76" style:family="paragraph" style:parent-style-name="Standard">
      <style:paragraph-properties fo:break-before="auto" fo:break-after="auto"/>
      <style:text-properties fo:font-size="12pt" fo:language="en" fo:country="US" officeooo:paragraph-rsid="005676e1" style:font-size-asian="12pt" style:font-size-complex="12pt"/>
    </style:style>
    <style:style style:name="P77" style:family="paragraph" style:parent-style-name="Standard" style:list-style-name="L1">
      <style:text-properties fo:font-size="14pt" fo:language="en" fo:country="US" fo:font-weight="bold" officeooo:rsid="0055c708" officeooo:paragraph-rsid="0055c708" style:font-size-asian="14pt" style:font-weight-asian="bold" style:font-size-complex="14pt" style:font-weight-complex="bold"/>
    </style:style>
    <style:style style:name="P78" style:family="paragraph" style:parent-style-name="Standard" style:list-style-name="L2">
      <style:text-properties fo:font-size="12pt" fo:language="en" fo:country="US" officeooo:paragraph-rsid="005676e1" style:font-size-asian="12pt" style:font-size-complex="12pt"/>
    </style:style>
    <style:style style:name="T1" style:family="text">
      <style:text-properties officeooo:rsid="001b145d"/>
    </style:style>
    <style:style style:name="T2" style:family="text">
      <style:text-properties officeooo:rsid="001dd3c1"/>
    </style:style>
    <style:style style:name="T3" style:family="text">
      <style:text-properties officeooo:rsid="001fe160"/>
    </style:style>
    <style:style style:name="T4" style:family="text">
      <style:text-properties officeooo:rsid="002158ba"/>
    </style:style>
    <style:style style:name="T5" style:family="text">
      <style:text-properties officeooo:rsid="00216ed9"/>
    </style:style>
    <style:style style:name="T6" style:family="text">
      <style:text-properties officeooo:rsid="0022a476"/>
    </style:style>
    <style:style style:name="T7" style:family="text">
      <style:text-properties officeooo:rsid="0023906c"/>
    </style:style>
    <style:style style:name="T8" style:family="text">
      <style:text-properties officeooo:rsid="0024c1ca"/>
    </style:style>
    <style:style style:name="T9" style:family="text">
      <style:text-properties officeooo:rsid="00255c29"/>
    </style:style>
    <style:style style:name="T10" style:family="text">
      <style:text-properties officeooo:rsid="002578a9"/>
    </style:style>
    <style:style style:name="T11" style:family="text">
      <style:text-properties officeooo:rsid="00262cb5"/>
    </style:style>
    <style:style style:name="T12" style:family="text">
      <style:text-properties officeooo:rsid="0027ad75"/>
    </style:style>
    <style:style style:name="T13" style:family="text">
      <style:text-properties officeooo:rsid="0027dd6f"/>
    </style:style>
    <style:style style:name="T14" style:family="text">
      <style:text-properties officeooo:rsid="002853d4"/>
    </style:style>
    <style:style style:name="T15" style:family="text">
      <style:text-properties officeooo:rsid="002d978c"/>
    </style:style>
    <style:style style:name="T16" style:family="text">
      <style:text-properties officeooo:rsid="00342563"/>
    </style:style>
    <style:style style:name="T17" style:family="text">
      <style:text-properties officeooo:rsid="0035a0ef"/>
    </style:style>
    <style:style style:name="T18" style:family="text">
      <style:text-properties officeooo:rsid="0035f880"/>
    </style:style>
    <style:style style:name="T19" style:family="text">
      <style:text-properties officeooo:rsid="00391c5d"/>
    </style:style>
    <style:style style:name="T20" style:family="text">
      <style:text-properties officeooo:rsid="003bd7a4"/>
    </style:style>
    <style:style style:name="T21" style:family="text">
      <style:text-properties officeooo:rsid="003cddc6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3cddc6" style:font-size-asian="12pt" style:font-size-complex="12pt"/>
    </style:style>
    <style:style style:name="T24" style:family="text">
      <style:text-properties officeooo:rsid="003f7526"/>
    </style:style>
    <style:style style:name="T25" style:family="text">
      <style:text-properties officeooo:rsid="0040500b"/>
    </style:style>
    <style:style style:name="T26" style:family="text">
      <style:text-properties officeooo:rsid="0041ddf6"/>
    </style:style>
    <style:style style:name="T27" style:family="text">
      <style:text-properties officeooo:rsid="00435513"/>
    </style:style>
    <style:style style:name="T28" style:family="text">
      <style:text-properties officeooo:rsid="00439fd1"/>
    </style:style>
    <style:style style:name="T29" style:family="text">
      <style:text-properties officeooo:rsid="0044baec"/>
    </style:style>
    <style:style style:name="T30" style:family="text">
      <style:text-properties officeooo:rsid="0046db26"/>
    </style:style>
    <style:style style:name="T31" style:family="text">
      <style:text-properties officeooo:rsid="00484274"/>
    </style:style>
    <style:style style:name="T32" style:family="text">
      <style:text-properties officeooo:rsid="00492844"/>
    </style:style>
    <style:style style:name="T33" style:family="text">
      <style:text-properties officeooo:rsid="004d1637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55c708"/>
    </style:style>
    <style:style style:name="T36" style:family="text">
      <style:text-properties officeooo:rsid="004e22f1"/>
    </style:style>
    <style:style style:name="T37" style:family="text">
      <style:text-properties style:text-position="super 58%"/>
    </style:style>
    <style:style style:name="T38" style:family="text">
      <style:text-properties officeooo:rsid="00531911"/>
    </style:style>
    <style:style style:name="T39" style:family="text">
      <style:text-properties officeooo:rsid="005461e4"/>
    </style:style>
    <style:style style:name="T40" style:family="text">
      <style:text-properties officeooo:rsid="0058c4f9"/>
    </style:style>
    <style:style style:name="T41" style:family="text">
      <style:text-properties officeooo:rsid="00595bc1"/>
    </style:style>
    <style:style style:name="T42" style:family="text">
      <style:text-properties officeooo:rsid="005afb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tab/><text:tab/><text:tab/><text:tab/><text:tab/><text:tab/><text:tab/><text:tab/><text:tab/><text:tab/><text:tab/><text:span text:style-name="T21">2015-01-30</text:span></text:p>
      <text:p text:style-name="P7"/>
      <text:p text:style-name="P3">Commands for <text:span text:style-name="T21">CXN50 Solid</text:span></text:p>
      <text:p text:style-name="P3"/>
      <text:p text:style-name="P3"/>
      <text:p text:style-name="P3"/>
      <text:p text:style-name="P3"/>
      <text:p text:style-name="P3"/>
      <text:p text:style-name="P8"><text:span text:style-name="T20">Two</text:span> wire TTL-RS232 <text:s/>Bus with echo: <text:span text:style-name="T15">19200 Baud,No Parity,1 Stopbit,8 Data</text:span></text:p>
      <text:p text:style-name="P8"/>
      <text:p text:style-name="P9"><text:span text:style-name="T22">Each character is echoed by the </text:span><text:span text:style-name="T23">CXN50</text:span></text:p>
      <text:p text:style-name="P1">Each Byte is an ASCII character.</text:p>
      <text:p text:style-name="P1">Wrong characters are echoed followed by a ?</text:p>
      <text:p text:style-name="P1">PC <text:span text:style-name="T14">is </text:span>only <text:span text:style-name="T14">allowed to </text:span>send after receiving <text:span text:style-name="T12">e</text:span>cho<text:span text:style-name="T14">s.</text:span></text:p>
      <text:list xml:id="list7501353704344323234" text:style-name="L1">
        <text:list-header>
          <text:p text:style-name="P77">Single Byte commands</text:p>
        </text:list-header>
      </text:list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float" office:value="0">
            <text:p text:style-name="P73">Command</text:p>
          </table:table-cell>
          <table:table-cell table:style-name="Tabelle4.A1" office:value-type="float" office:value="0">
            <text:p text:style-name="P64">Item</text:p>
          </table:table-cell>
          <table:table-cell table:style-name="Tabelle4.C1" office:value-type="float" office:value="0">
            <text:p text:style-name="P64">Answer of CXN50</text:p>
          </table:table-cell>
        </table:table-row>
        <table:table-row>
          <table:table-cell table:style-name="Tabelle4.A2" office:value-type="float" office:value="0">
            <text:p text:style-name="P73">0x0D = CR</text:p>
          </table:table-cell>
          <table:table-cell table:style-name="Tabelle4.A2" office:value-type="float" office:value="0">
            <text:p text:style-name="P64">1</text:p>
          </table:table-cell>
          <table:table-cell table:style-name="Tabelle4.C2" office:value-type="float" office:value="0">
            <text:p text:style-name="P64">0 = Initializing not finished</text:p>
            <text:p text:style-name="P64">1 = Initializing finished;</text:p>
          </table:table-cell>
        </table:table-row>
        <table:table-row>
          <table:table-cell table:style-name="Tabelle4.A2" office:value-type="float" office:value="0">
            <text:p text:style-name="Table_20_Contents"><text:span text:style-name="T34">0</text:span><text:span text:style-name="T35">x</text:span><text:span text:style-name="T34">20 </text:span><text:span text:style-name="T35">= Blank</text:span></text:p>
          </table:table-cell>
          <table:table-cell table:style-name="Tabelle4.A2" office:value-type="float" office:value="0">
            <text:p text:style-name="P32"/>
            <text:p text:style-name="P32"/>
            <text:p text:style-name="P32">1</text:p>
            <text:p text:style-name="P32">2</text:p>
            <text:p text:style-name="P32">3</text:p>
            <text:p text:style-name="P32">4</text:p>
            <text:p text:style-name="P32">5</text:p>
            <text:p text:style-name="P32">6</text:p>
            <text:p text:style-name="P32">7</text:p>
            <text:p text:style-name="P34">8</text:p>
            <text:p text:style-name="P32">9</text:p>
            <text:p text:style-name="P32">10</text:p>
            <text:p text:style-name="P32"/>
            <text:p text:style-name="P32"/>
            <text:p text:style-name="P32"/>
            <text:p text:style-name="P32"/>
            <text:p text:style-name="P32">11</text:p>
            <text:p text:style-name="P32">12</text:p>
            <text:p text:style-name="P61">13</text:p>
            <text:p text:style-name="P32">1<text:span text:style-name="T39">4</text:span></text:p>
            <text:p text:style-name="P32">1<text:span text:style-name="T39">5</text:span></text:p>
            <text:p text:style-name="P32">1<text:span text:style-name="T39">6</text:span></text:p>
            <text:p text:style-name="P32">1<text:span text:style-name="T39">7</text:span></text:p>
            <text:p text:style-name="P61">18</text:p>
            <text:p text:style-name="P61">19</text:p>
          </table:table-cell>
          <table:table-cell table:style-name="Tabelle4.C2" office:value-type="float" office:value="0">
            <text:p text:style-name="P62"><text:span text:style-name="T8">Blank: CXN50</text:span> sends</text:p>
            <text:p text:style-name="P63">Items separated by ';'</text:p>
            <text:p text:style-name="P27"><text:span text:style-name="T6">Load current in digits</text:span>;</text:p>
            <text:p text:style-name="P29">Load current;(<text:span text:style-name="T39">resolution 10mA)</text:span></text:p>
            <text:p text:style-name="P27"><text:span text:style-name="T6">Charge current in digits</text:span>;</text:p>
            <text:p text:style-name="P29">Charge current;(<text:span text:style-name="T39">resolution 10mA</text:span>)</text:p>
            <text:p text:style-name="P27"><text:span text:style-name="T6">Internal Temperature in digits;</text:span>;</text:p>
            <text:p text:style-name="P29">Battery Voltage in digits<text:span text:style-name="T39">(with current)</text:span>;</text:p>
            <text:p text:style-name="P27">Firmware version;</text:p>
            <text:p text:style-name="P27">Load state; <text:s text:c="10"/></text:p>
            <text:p text:style-name="P36">inverter state: </text:p>
            <text:p text:style-name="P27">Charge state;</text:p>
            <text:p text:style-name="P27"><text:span text:style-name="T7"><text:s text:c="2"/>B</text:span>oost<text:span text:style-name="T7">charge</text:span> activ :1;</text:p>
            <text:p text:style-name="P27"><text:s text:c="2"/><text:span text:style-name="T7">E</text:span>qualcharge activ :2</text:p>
            <text:p text:style-name="P27"><text:s text:c="2"/>Gel :4;</text:p>
            <text:p text:style-name="P27"><text:s text:c="2"/>Night :8;</text:p>
            <text:p text:style-name="P27"><text:s/><text:span text:style-name="T39">External Tempearture error: 16</text:span></text:p>
            <text:p text:style-name="P30">Battery voltage im mV</text:p>
            <text:p text:style-name="P27">End of charge voltage <text:span text:style-name="T39">mV</text:span></text:p>
            <text:p text:style-name="P27">Soc in %;</text:p>
            <text:p text:style-name="P27">Internal Temperature;</text:p>
            <text:p text:style-name="P27">External Temperature;</text:p>
            <text:p text:style-name="P60">PWM (max 7812)</text:p>
            <text:p text:style-name="P35"><text:s/><text:span text:style-name="T39">minutes since reset</text:span></text:p>
            <text:p text:style-name="P27">CR</text:p>
            <text:p text:style-name="P60">LF</text:p>
          </table:table-cell>
        </table:table-row>
        <table:table-row>
          <table:table-cell table:style-name="Tabelle4.A4" office:value-type="string">
            <text:p text:style-name="P72">0x21 = !</text:p>
          </table:table-cell>
          <table:table-cell table:style-name="Tabelle4.B4" office:value-type="string">
            <text:p text:style-name="P71"/>
          </table:table-cell>
          <table:table-cell table:style-name="Tabelle4.C4" office:value-type="string">
            <text:p text:style-name="P72">CXN50 sends Adr 0x1000-13ff to PC seperated by ';'</text:p>
            <text:p text:style-name="P72">Used tor read out Datalogger starting at Adr 0x0080</text:p>
          </table:table-cell>
        </table:table-row>
      </table:table>
      <text:p text:style-name="P6"><text:soft-page-break/></text:p>
      <text:p text:style-name="P76"/>
      <text:p text:style-name="P2"/>
      <text:p text:style-name="P2"/>
      <text:p text:style-name="P2"/>
      <text:p text:style-name="P2"/>
      <text:p text:style-name="P2"/>
      <text:p text:style-name="P5">Multi Byte Commands</text:p>
      <text:p text:style-name="P2">Example: <text:s/>Set <text:s/><text:span text:style-name="T14">Boost voltage to 14400 mV(0x3840</text:span></text:p>
      <text:list xml:id="list6934820446787286523" text:style-name="L2">
        <text:list-item>
          <text:p text:style-name="P78">Enable eeprom programming for 5 sec</text:p>
        </text:list-item>
        <text:list-item>
          <text:p text:style-name="P78">Send <text:span text:style-name="T14">Boost voltage</text:span> <text:span text:style-name="T30">3840</text:span></text:p>
          <text:p text:style-name="P78"/>
        </text:list-item>
      </text:list>
      <text:p text:style-name="P2">ASCII<text:tab/><text:span text:style-name="T21">&amp;</text:span>GAA05<text:span text:style-name="T30">00</text:span>&amp;<text:span text:style-name="T30">M2B3840</text:span></text:p>
      <text:p text:style-name="P2">HEX<text:tab/>2<text:span text:style-name="T30">6</text:span> 47 41 <text:span text:style-name="T1">41</text:span> 30 35 <text:span text:style-name="T30">30 30 </text:span>2<text:span text:style-name="T30">6</text:span> 4<text:span text:style-name="T30">D</text:span> <text:span text:style-name="T30">32 42 </text:span>3<text:span text:style-name="T30">3 38</text:span> <text:span text:style-name="T30">34</text:span> 3<text:span text:style-name="T30">0</text:span> 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>
            <text:p text:style-name="P11"/>
          </table:table-cell>
          <table:table-cell table:style-name="Tabelle1.A1" office:value-type="float" office:value="0">
            <text:p text:style-name="P33">Comma</text:p>
            <text:p text:style-name="P33">n</text:p>
            <text:p text:style-name="P33">d</text:p>
          </table:table-cell>
          <table:table-cell table:style-name="Tabelle1.A1" office:value-type="float" office:value="0">
            <text:p text:style-name="P11">Val1</text:p>
            <text:p text:style-name="P12">1 Hex-byte<text:span text:style-name="T4">= 2 ASCII </text:span></text:p>
          </table:table-cell>
          <table:table-cell table:style-name="Tabelle1.A1" office:value-type="float" office:value="0">
            <text:p text:style-name="P22">Val2</text:p>
            <text:p text:style-name="P12">1 Hex Byte<text:span text:style-name="T4">=</text:span></text:p>
            <text:p text:style-name="P16"><text:span text:style-name="T4">2 </text:span>ASCII</text:p>
          </table:table-cell>
          <table:table-cell table:style-name="Tabelle1.A1" office:value-type="float" office:value="0">
            <text:p text:style-name="P37">Val3</text:p>
            <text:p text:style-name="P14">1 Hex-byte= 2 ASCII </text:p>
          </table:table-cell>
          <table:table-cell table:style-name="Tabelle1.A1" office:value-type="float" office:value="0">
            <text:p text:style-name="P17">Default</text:p>
          </table:table-cell>
          <table:table-cell table:style-name="Tabelle1.G1">
            <text:p text:style-name="P22"/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11">G</text:p>
          </table:table-cell>
          <table:table-cell table:style-name="Tabelle1.A2" office:value-type="float" office:value="0">
            <text:p text:style-name="P11">AA</text:p>
          </table:table-cell>
          <table:table-cell table:style-name="Tabelle1.A2" office:value-type="float" office:value="0">
            <text:p text:style-name="P11">Time</text:p>
          </table:table-cell>
          <table:table-cell table:style-name="Tabelle1.A2" office:value-type="float" office:value="0">
            <text:p text:style-name="P3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Programming of EEPROM enabled for <text:span text:style-name="T2">x </text:span>sec</text:p>
            <text:p text:style-name="P18">necessary for all H-Commands</text:p>
          </table:table-cell>
        </table:table-row>
        <table:table-row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9">H-Commands: programming of EEPROM always send first G-Command to enable EEPROM programming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H</text:p>
          </table:table-cell>
          <table:table-cell table:style-name="Tabelle1.A2" office:value-type="float" office:value="0">
            <text:p text:style-name="P41">07</text:p>
          </table:table-cell>
          <table:table-cell table:style-name="Tabelle1.A2" office:value-type="float" office:value="0">
            <text:p text:style-name="P17">Data <text:span text:style-name="T27">MSB</text:span></text:p>
          </table:table-cell>
          <table:table-cell table:style-name="Tabelle1.A2" office:value-type="float" office:value="0">
            <text:p text:style-name="P41">LSB</text:p>
          </table:table-cell>
          <table:table-cell table:style-name="Tabelle1.A2" office:value-type="float" office:value="0">
            <text:p text:style-name="P12">11<text:span text:style-name="T27">000</text:span></text:p>
          </table:table-cell>
          <table:table-cell table:style-name="Tabelle1.G2" office:value-type="float" office:value="0">
            <text:p text:style-name="P41"><text:span text:style-name="T28">DC-LOAD:</text:span>LVD Voltage Vol<text:span text:style-name="T28">tage</text:span> dependent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H</text:p>
          </table:table-cell>
          <table:table-cell table:style-name="Tabelle1.A2" office:value-type="float" office:value="0">
            <text:p text:style-name="P42">19</text:p>
          </table:table-cell>
          <table:table-cell table:style-name="Tabelle1.A2" office:value-type="float" office:value="0">
            <text:p text:style-name="P17">Data <text:span text:style-name="T27">MSB</text:span></text:p>
          </table:table-cell>
          <table:table-cell table:style-name="Tabelle1.A2" office:value-type="float" office:value="0">
            <text:p text:style-name="P41">LSB</text:p>
          </table:table-cell>
          <table:table-cell table:style-name="Tabelle1.A2" office:value-type="float" office:value="0">
            <text:p text:style-name="P12">11<text:span text:style-name="T27">000</text:span></text:p>
          </table:table-cell>
          <table:table-cell table:style-name="Tabelle1.G2" office:value-type="float" office:value="0">
            <text:p text:style-name="P41"><text:span text:style-name="T28">AC-LAOD:</text:span>LVD Voltage Vol<text:span text:style-name="T28">tage</text:span> dependent</text:p>
          </table:table-cell>
        </table:table-row>
        <table:table-row>
          <table:table-cell table:style-name="Tabelle1.A2" office:value-type="float" office:value="0">
            <text:p text:style-name="P38">&amp;</text:p>
          </table:table-cell>
          <table:table-cell table:style-name="Tabelle1.A2" office:value-type="float" office:value="0">
            <text:p text:style-name="P38">H</text:p>
          </table:table-cell>
          <table:table-cell table:style-name="Tabelle1.A2" office:value-type="float" office:value="0">
            <text:p text:style-name="P38">1B</text:p>
          </table:table-cell>
          <table:table-cell table:style-name="Tabelle1.A2" office:value-type="float" office:value="0">
            <text:p text:style-name="P38">Data</text:p>
          </table:table-cell>
          <table:table-cell table:style-name="Tabelle1.A2" office:value-type="float" office:value="0">
            <text:p text:style-name="P38">xx</text:p>
          </table:table-cell>
          <table:table-cell table:style-name="Tabelle1.A2">
            <text:p text:style-name="P17"/>
          </table:table-cell>
          <table:table-cell table:style-name="Tabelle1.G2" office:value-type="float" office:value="0">
            <text:p text:style-name="P38">Lvdmode</text:p>
          </table:table-cell>
        </table:table-row>
        <table:table-row>
          <table:table-cell table:style-name="Tabelle1.A2" office:value-type="float" office:value="0">
            <text:p text:style-name="P38">&amp;</text:p>
          </table:table-cell>
          <table:table-cell table:style-name="Tabelle1.A2" office:value-type="float" office:value="0">
            <text:p text:style-name="P38">H</text:p>
          </table:table-cell>
          <table:table-cell table:style-name="Tabelle1.A2" office:value-type="float" office:value="0">
            <text:p text:style-name="P38">1C</text:p>
          </table:table-cell>
          <table:table-cell table:style-name="Tabelle1.A2" office:value-type="float" office:value="0">
            <text:p text:style-name="P38">Data</text:p>
          </table:table-cell>
          <table:table-cell table:style-name="Tabelle1.A2" office:value-type="float" office:value="0">
            <text:p text:style-name="P38">xx</text:p>
          </table:table-cell>
          <table:table-cell table:style-name="Tabelle1.A2">
            <text:p text:style-name="P17"/>
          </table:table-cell>
          <table:table-cell table:style-name="Tabelle1.G2" office:value-type="float" office:value="0">
            <text:p text:style-name="P38">Battery Type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7">H</text:p>
          </table:table-cell>
          <table:table-cell table:style-name="Tabelle1.A2" office:value-type="float" office:value="0">
            <text:p text:style-name="P17"><text:span text:style-name="T24">1</text:span>D</text:p>
          </table:table-cell>
          <table:table-cell table:style-name="Tabelle1.A2" office:value-type="float" office:value="0">
            <text:p text:style-name="P17">Data</text:p>
          </table:table-cell>
          <table:table-cell table:style-name="Tabelle1.A2" office:value-type="float" office:value="0">
            <text:p text:style-name="P38">xx</text:p>
          </table:table-cell>
          <table:table-cell table:style-name="Tabelle1.A2" office:value-type="float" office:value="0">
            <text:p text:style-name="P12">30<text:span text:style-name="T12">(1E)</text:span></text:p>
          </table:table-cell>
          <table:table-cell table:style-name="Tabelle1.G2" office:value-type="float" office:value="0">
            <text:p text:style-name="P17">Daily Boost Time in minutes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11">H</text:p>
          </table:table-cell>
          <table:table-cell table:style-name="Tabelle1.A2" office:value-type="float" office:value="0">
            <text:p text:style-name="P17"><text:span text:style-name="T24">1</text:span>E</text:p>
          </table:table-cell>
          <table:table-cell table:style-name="Tabelle1.A2" office:value-type="float" office:value="0">
            <text:p text:style-name="P17">Data</text:p>
          </table:table-cell>
          <table:table-cell table:style-name="Tabelle1.A2" office:value-type="float" office:value="0">
            <text:p text:style-name="P39">xx</text:p>
          </table:table-cell>
          <table:table-cell table:style-name="Tabelle1.A2" office:value-type="float" office:value="0">
            <text:p text:style-name="P12">120<text:span text:style-name="T12">(78)</text:span></text:p>
          </table:table-cell>
          <table:table-cell table:style-name="Tabelle1.G2" office:value-type="float" office:value="0">
            <text:p text:style-name="P17">Boost Time in minutes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11">H</text:p>
          </table:table-cell>
          <table:table-cell table:style-name="Tabelle1.A2" office:value-type="float" office:value="0">
            <text:p text:style-name="P17"><text:span text:style-name="T24">1</text:span>F</text:p>
          </table:table-cell>
          <table:table-cell table:style-name="Tabelle1.A2" office:value-type="float" office:value="0">
            <text:p text:style-name="P17">Data</text:p>
          </table:table-cell>
          <table:table-cell table:style-name="Tabelle1.A2" office:value-type="float" office:value="0">
            <text:p text:style-name="P39">xx</text:p>
          </table:table-cell>
          <table:table-cell table:style-name="Tabelle1.A2" office:value-type="float" office:value="0">
            <text:p text:style-name="P12">30<text:span text:style-name="T13">(1E)</text:span></text:p>
          </table:table-cell>
          <table:table-cell table:style-name="Tabelle1.G2" office:value-type="float" office:value="0">
            <text:p text:style-name="P17">Max. Days between Equalizations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H</text:p>
          </table:table-cell>
          <table:table-cell table:style-name="Tabelle1.A2" office:value-type="float" office:value="0">
            <text:p text:style-name="P38">20</text:p>
          </table:table-cell>
          <table:table-cell table:style-name="Tabelle1.A2" office:value-type="float" office:value="0">
            <text:p text:style-name="P17">Data </text:p>
          </table:table-cell>
          <table:table-cell table:style-name="Tabelle1.A2">
            <text:p text:style-name="P39"/>
          </table:table-cell>
          <table:table-cell table:style-name="Tabelle1.A2" office:value-type="float" office:value="0">
            <text:p text:style-name="P12">24</text:p>
          </table:table-cell>
          <table:table-cell table:style-name="Tabelle1.G2" office:value-type="float" office:value="0">
            <text:p text:style-name="P11">Charge voltage Temperature compensation x * 1 mV</text:p>
          </table:table-cell>
        </table:table-row>
        <table:table-row>
          <table:table-cell table:style-name="Tabelle1.A2" office:value-type="float" office:value="0">
            <text:p text:style-name="P39">&amp;</text:p>
          </table:table-cell>
          <table:table-cell table:style-name="Tabelle1.A2" office:value-type="float" office:value="0">
            <text:p text:style-name="P39">H</text:p>
          </table:table-cell>
          <table:table-cell table:style-name="Tabelle1.A2" office:value-type="float" office:value="0">
            <text:p text:style-name="P39">38</text:p>
          </table:table-cell>
          <table:table-cell table:style-name="Tabelle1.A2" office:value-type="float" office:value="0">
            <text:p text:style-name="P39">Data</text:p>
          </table:table-cell>
          <table:table-cell table:style-name="Tabelle1.A2" office:value-type="float" office:value="0">
            <text:p text:style-name="P39">xx</text:p>
          </table:table-cell>
          <table:table-cell table:style-name="Tabelle1.A2" office:value-type="float" office:value="0">
            <text:p text:style-name="P43">0</text:p>
          </table:table-cell>
          <table:table-cell table:style-name="Tabelle1.G2" office:value-type="float" office:value="0">
            <text:p text:style-name="P39">Invertersize <text:span text:style-name="T29">1 = 50W</text:span></text:p>
          </table:table-cell>
        </table:table-row>
        <table:table-row>
          <table:table-cell table:style-name="Tabelle1.A2" office:value-type="float" office:value="0">
            <text:p text:style-name="P39">&amp;</text:p>
          </table:table-cell>
          <table:table-cell table:style-name="Tabelle1.A2" office:value-type="float" office:value="0">
            <text:p text:style-name="P39">H</text:p>
          </table:table-cell>
          <table:table-cell table:style-name="Tabelle1.A2" office:value-type="float" office:value="0">
            <text:p text:style-name="P39">39</text:p>
          </table:table-cell>
          <table:table-cell table:style-name="Tabelle1.A2" office:value-type="float" office:value="0">
            <text:p text:style-name="P39">Data</text:p>
          </table:table-cell>
          <table:table-cell table:style-name="Tabelle1.A2" office:value-type="float" office:value="0">
            <text:p text:style-name="P39">xx</text:p>
          </table:table-cell>
          <table:table-cell table:style-name="Tabelle1.A2">
            <text:p text:style-name="P12"/>
          </table:table-cell>
          <table:table-cell table:style-name="Tabelle1.G2" office:value-type="float" office:value="0">
            <text:p text:style-name="P39">State </text:p>
            <text:p text:style-name="P39">1 = locksettings </text:p>
            <text:p text:style-name="P39">2 = buzzeractive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I</text:p>
          </table:table-cell>
          <table:table-cell table:style-name="Tabelle1.A2" office:value-type="float" office:value="0">
            <text:p text:style-name="P11">ADR</text:p>
            <text:p text:style-name="P11"><text:span text:style-name="T3">HIGH</text:span> <text:span text:style-name="T3">BYTE</text:span></text:p>
          </table:table-cell>
          <table:table-cell table:style-name="Tabelle1.A2" office:value-type="float" office:value="0">
            <text:p text:style-name="P53">ADR LOW</text:p>
            <text:p text:style-name="P53">BYTE</text:p>
          </table:table-cell>
          <table:table-cell table:style-name="Tabelle1.A2" office:value-type="float" office:value="0">
            <text:p text:style-name="P45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Read data out of ADR up to<text:span text:style-name="T3"> ADR+16</text:span> </text:p>
            <text:p text:style-name="P11">RAM: <text:s text:c="8"/>0<text:span text:style-name="T31">x</text:span>0000 – 0<text:span text:style-name="T31">x</text:span>0<text:span text:style-name="T31">7</text:span>ff</text:p>
            <text:p text:style-name="P44">EEPROM: 0<text:span text:style-name="T31">x1</text:span>000 – 0<text:span text:style-name="T31">x13ff</text:span></text:p>
            <text:p text:style-name="P45">Option: <text:s text:c="6"/>0x4800 -0x48FF</text:p>
            <text:p text:style-name="P45">TS_V90: <text:s text:c="4"/>0x4911</text:p>
            <text:p text:style-name="P54"><text:soft-page-break/>example : &amp;I<text:span text:style-name="T31">1</text:span>010<text:span text:style-name="T31">00</text:span> <text:s text:c="2"/>read address 0x<text:span text:style-name="T31">1</text:span>010-0x<text:span text:style-name="T31">1</text:span>01F</text:p>
            <text:p text:style-name="P63">Items separated by ';'</text:p>
            <text:p text:style-name="P54"/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J</text:p>
          </table:table-cell>
          <table:table-cell table:style-name="Tabelle1.A2" office:value-type="float" office:value="0">
            <text:p text:style-name="P11">ADR</text:p>
          </table:table-cell>
          <table:table-cell table:style-name="Tabelle1.A2" office:value-type="float" office:value="0">
            <text:p text:style-name="P11">DATA</text:p>
          </table:table-cell>
          <table:table-cell table:style-name="Tabelle1.A2" office:value-type="float" office:value="0">
            <text:p text:style-name="P46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Write data to eeprom address <text:span text:style-name="T3">(0×1070- 0×10FF)</text:span> <text:span text:style-name="T9">only possible after G-Command</text:span></text:p>
            <text:p text:style-name="P54"><text:span text:style-name="T9">e</text:span>xample: &amp;J<text:span text:style-name="T32">7</text:span>537<text:span text:style-name="T32">00</text:span> <text:s text:c="2"/>write to address 0x<text:span text:style-name="T32">1</text:span>0<text:span text:style-name="T32">7</text:span>5 data 0x37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K</text:p>
          </table:table-cell>
          <table:table-cell table:style-name="Tabelle1.A2" office:value-type="float" office:value="55">
            <text:p text:style-name="P11">55</text:p>
          </table:table-cell>
          <table:table-cell table:style-name="Tabelle1.A2" office:value-type="float" office:value="30">
            <text:p text:style-name="P11">00</text:p>
          </table:table-cell>
          <table:table-cell table:style-name="Tabelle1.A2" office:value-type="float" office:value="0">
            <text:p text:style-name="P47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Switch off Load <text:s text:c="2"/>&amp;<text:span text:style-name="T13">K5500 (USB)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K</text:p>
          </table:table-cell>
          <table:table-cell table:style-name="Tabelle1.A2" office:value-type="float" office:value="55">
            <text:p text:style-name="P11">55</text:p>
          </table:table-cell>
          <table:table-cell table:style-name="Tabelle1.A2" office:value-type="float" office:value="31">
            <text:p text:style-name="P11">01</text:p>
          </table:table-cell>
          <table:table-cell table:style-name="Tabelle1.A2" office:value-type="float" office:value="0">
            <text:p text:style-name="P47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Switch on Load <text:s text:c="2"/>&amp;<text:span text:style-name="T13">K5501 (USB)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K</text:p>
          </table:table-cell>
          <table:table-cell table:style-name="Tabelle1.A2" office:value-type="float" office:value="55">
            <text:p text:style-name="P11">55</text:p>
          </table:table-cell>
          <table:table-cell table:style-name="Tabelle1.A2" office:value-type="float" office:value="30">
            <text:p text:style-name="P11">0<text:span text:style-name="T4">2</text:span></text:p>
          </table:table-cell>
          <table:table-cell table:style-name="Tabelle1.A2" office:value-type="float" office:value="0">
            <text:p text:style-name="P47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Switch off <text:span text:style-name="T4">Inverter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K</text:p>
          </table:table-cell>
          <table:table-cell table:style-name="Tabelle1.A2" office:value-type="float" office:value="55">
            <text:p text:style-name="P11">55</text:p>
          </table:table-cell>
          <table:table-cell table:style-name="Tabelle1.A2" office:value-type="float" office:value="31">
            <text:p text:style-name="P11">0<text:span text:style-name="T4">3</text:span></text:p>
          </table:table-cell>
          <table:table-cell table:style-name="Tabelle1.A2" office:value-type="float" office:value="0">
            <text:p text:style-name="P47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1">Switch on <text:span text:style-name="T4">Inverter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55">K</text:p>
          </table:table-cell>
          <table:table-cell table:style-name="Tabelle1.A2" office:value-type="float" office:value="0">
            <text:p text:style-name="P55">AA</text:p>
          </table:table-cell>
          <table:table-cell table:style-name="Tabelle1.A2" office:value-type="float" office:value="0">
            <text:p text:style-name="P55">00</text:p>
          </table:table-cell>
          <table:table-cell table:style-name="Tabelle1.A2" office:value-type="float" office:value="0">
            <text:p text:style-name="P47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55">Activate Night check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55">K</text:p>
          </table:table-cell>
          <table:table-cell table:style-name="Tabelle1.A2" office:value-type="float" office:value="0">
            <text:p text:style-name="P55">AB</text:p>
          </table:table-cell>
          <table:table-cell table:style-name="Tabelle1.A2" office:value-type="float" office:value="0">
            <text:p text:style-name="P55">Data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55">Activate Keytest for Final Test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55">K</text:p>
          </table:table-cell>
          <table:table-cell table:style-name="Tabelle1.A2" office:value-type="float" office:value="0">
            <text:p text:style-name="P55">AC</text:p>
          </table:table-cell>
          <table:table-cell table:style-name="Tabelle1.A2" office:value-type="float" office:value="0">
            <text:p text:style-name="P55">Data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55">Send Keytest result to PC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55">K</text:p>
          </table:table-cell>
          <table:table-cell table:style-name="Tabelle1.A2" office:value-type="float" office:value="0">
            <text:p text:style-name="P55">AD</text:p>
          </table:table-cell>
          <table:table-cell table:style-name="Tabelle1.A2" office:value-type="float" office:value="0">
            <text:p text:style-name="P55">00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55">Clear AH Counter,<text:span text:style-name="T42">datalogger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6">L</text:p>
          </table:table-cell>
          <table:table-cell table:style-name="Tabelle1.A2" office:value-type="float" office:value="0">
            <text:p text:style-name="P16">DD</text:p>
          </table:table-cell>
          <table:table-cell table:style-name="Tabelle1.A2" office:value-type="float" office:value="0">
            <text:p text:style-name="P16">00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6">Load Default and Reset after <text:span text:style-name="T9">G-Command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6">L</text:p>
          </table:table-cell>
          <table:table-cell table:style-name="Tabelle1.A2" office:value-type="float" office:value="0">
            <text:p text:style-name="P16">DD</text:p>
          </table:table-cell>
          <table:table-cell table:style-name="Tabelle1.A2" office:value-type="float" office:value="0">
            <text:p text:style-name="P16">01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16"><text:s/>Reset after program enable(&amp;G)</text:p>
          </table:table-cell>
        </table:table-row>
        <table:table-row>
          <table:table-cell table:style-name="Tabelle1.A2">
            <text:p text:style-name="P37"/>
          </table:table-cell>
          <table:table-cell table:style-name="Tabelle1.A2">
            <text:p text:style-name="P39"/>
          </table:table-cell>
          <table:table-cell table:style-name="Tabelle1.A2">
            <text:p text:style-name="P39"/>
          </table:table-cell>
          <table:table-cell table:style-name="Tabelle1.A2">
            <text:p text:style-name="P17"/>
          </table:table-cell>
          <table:table-cell table:style-name="Tabelle1.A2">
            <text:p text:style-name="P39"/>
          </table:table-cell>
          <table:table-cell table:style-name="Tabelle1.A2">
            <text:p text:style-name="P13"/>
          </table:table-cell>
          <table:table-cell table:style-name="Tabelle1.G2" office:value-type="float" office:value="0">
            <text:p text:style-name="P20"><text:span text:style-name="T29">M</text:span>-Commands: programming of EEPROM always send first G-Command to enable EEPROM programming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1">M</text:p>
          </table:table-cell>
          <table:table-cell table:style-name="Tabelle1.A2" office:value-type="float" office:value="19">
            <text:p text:style-name="P41">05</text:p>
          </table:table-cell>
          <table:table-cell table:style-name="Tabelle1.A2" office:value-type="float" office:value="0">
            <text:p text:style-name="P17">Data <text:span text:style-name="T27">MSB</text:span></text:p>
          </table:table-cell>
          <table:table-cell table:style-name="Tabelle1.A2" office:value-type="float" office:value="0">
            <text:p text:style-name="P41">LSB</text:p>
          </table:table-cell>
          <table:table-cell table:style-name="Tabelle1.A2" office:value-type="float" office:value="0">
            <text:p text:style-name="P12">11<text:span text:style-name="T29">9</text:span>00</text:p>
          </table:table-cell>
          <table:table-cell table:style-name="Tabelle1.G2" office:value-type="float" office:value="0">
            <text:p text:style-name="P11"><text:span text:style-name="T28">DC-LOAD:Noload voltage current dependent </text:span><text:s/><text:span text:style-name="T27">mv 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1">M</text:p>
          </table:table-cell>
          <table:table-cell table:style-name="Tabelle1.A2" office:value-type="float" office:value="19">
            <text:p text:style-name="P42">17</text:p>
          </table:table-cell>
          <table:table-cell table:style-name="Tabelle1.A2" office:value-type="float" office:value="0">
            <text:p text:style-name="P17">Data <text:span text:style-name="T27">MSB</text:span></text:p>
          </table:table-cell>
          <table:table-cell table:style-name="Tabelle1.A2" office:value-type="float" office:value="0">
            <text:p text:style-name="P41">LSB</text:p>
          </table:table-cell>
          <table:table-cell table:style-name="Tabelle1.A2" office:value-type="float" office:value="0">
            <text:p text:style-name="P12">11<text:span text:style-name="T29">9</text:span>00</text:p>
          </table:table-cell>
          <table:table-cell table:style-name="Tabelle1.G2" office:value-type="float" office:value="0">
            <text:p text:style-name="P11"><text:span text:style-name="T28">AC-LOAD: Noload voltage current dependent </text:span><text:s/><text:span text:style-name="T27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9">M</text:p>
          </table:table-cell>
          <table:table-cell table:style-name="Tabelle1.A2" office:value-type="float" office:value="10">
            <text:p text:style-name="P39">21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43">8000</text:p>
          </table:table-cell>
          <table:table-cell table:style-name="Tabelle1.G2" office:value-type="float" office:value="0">
            <text:p text:style-name="P39">Nightlevel in mv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9">M</text:p>
          </table:table-cell>
          <table:table-cell table:style-name="Tabelle1.A2" office:value-type="float" office:value="10">
            <text:p text:style-name="P39">23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>
            <text:p text:style-name="P13"/>
          </table:table-cell>
          <table:table-cell table:style-name="Tabelle1.G2" office:value-type="float" office:value="0">
            <text:p text:style-name="P39">Dimming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9">M</text:p>
          </table:table-cell>
          <table:table-cell table:style-name="Tabelle1.A2" office:value-type="float" office:value="10">
            <text:p text:style-name="P39">2<text:span text:style-name="T26">5</text:span>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3">15500</text:p>
          </table:table-cell>
          <table:table-cell table:style-name="Tabelle1.G2" office:value-type="float" office:value="0">
            <text:p text:style-name="P11">Overvoltage <text:s/><text:span text:style-name="T25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9">M</text:p>
          </table:table-cell>
          <table:table-cell table:style-name="Tabelle1.A2" office:value-type="float" office:value="11">
            <text:p text:style-name="P40">27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5000</text:p>
          </table:table-cell>
          <table:table-cell table:style-name="Tabelle1.G2" office:value-type="float" office:value="0">
            <text:p text:style-name="P11">Max. charge voltage <text:s/>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39">M</text:p>
          </table:table-cell>
          <table:table-cell table:style-name="Tabelle1.A2" office:value-type="float" office:value="12">
            <text:p text:style-name="P40">29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4800</text:p>
          </table:table-cell>
          <table:table-cell table:style-name="Tabelle1.G2" office:value-type="float" office:value="0">
            <text:p text:style-name="P11">Eq<text:span text:style-name="T2">ua</text:span>lize Voltage <text:span text:style-name="T26">mv</text:span></text:p>
          </table:table-cell>
        </table:table-row>
        <table:table-row table:style-name="Tabelle1.34"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3">
            <text:p text:style-name="P40">2B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4400</text:p>
          </table:table-cell>
          <table:table-cell table:style-name="Tabelle1.G2" office:value-type="float" office:value="0">
            <text:p text:style-name="P11">Boost Voltage <text:s/>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4">
            <text:p text:style-name="P40">2D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4200</text:p>
          </table:table-cell>
          <table:table-cell table:style-name="Tabelle1.G2" office:value-type="float" office:value="0">
            <text:p text:style-name="P11">Min. Boost-voltage 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2F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3800</text:p>
          </table:table-cell>
          <table:table-cell table:style-name="Tabelle1.G2" office:value-type="float" office:value="0">
            <text:p text:style-name="P11">Float Voltage 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31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3000</text:p>
          </table:table-cell>
          <table:table-cell table:style-name="Tabelle1.G2" office:value-type="float" office:value="0">
            <text:p text:style-name="P11">Min Charge Voltage <text:s/>= <text:span text:style-name="T27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33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2800</text:p>
          </table:table-cell>
          <table:table-cell table:style-name="Tabelle1.G2" office:value-type="float" office:value="0">
            <text:p text:style-name="P11">Reconnect Voltage <text:s/>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35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0500</text:p>
          </table:table-cell>
          <table:table-cell table:style-name="Tabelle1.G2" office:value-type="float" office:value="0">
            <text:p text:style-name="P11">Under Voltage 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37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2300</text:p>
          </table:table-cell>
          <table:table-cell table:style-name="Tabelle1.G2" office:value-type="float" office:value="0">
            <text:p text:style-name="P15">Boost <text:span text:style-name="T2">Activation </text:span>Voltage <text:s/><text:span text:style-name="T26">mv</text:span></text:p>
          </table:table-cell>
        </table:table-row>
        <table:table-row>
          <table:table-cell table:style-name="Tabelle1.A2" office:value-type="float" office:value="0">
            <text:p text:style-name="P37">&amp;</text:p>
          </table:table-cell>
          <table:table-cell table:style-name="Tabelle1.A2" office:value-type="float" office:value="0">
            <text:p text:style-name="P40">M</text:p>
          </table:table-cell>
          <table:table-cell table:style-name="Tabelle1.A2" office:value-type="float" office:value="15">
            <text:p text:style-name="P40">39</text:p>
          </table:table-cell>
          <table:table-cell table:style-name="Tabelle1.A2" office:value-type="float" office:value="0">
            <text:p text:style-name="P17">Data <text:span text:style-name="T25">MSB</text:span></text:p>
          </table:table-cell>
          <table:table-cell table:style-name="Tabelle1.A2" office:value-type="float" office:value="0">
            <text:p text:style-name="P39">LSB</text:p>
          </table:table-cell>
          <table:table-cell table:style-name="Tabelle1.A2" office:value-type="float" office:value="0">
            <text:p text:style-name="P12">12100</text:p>
          </table:table-cell>
          <table:table-cell table:style-name="Tabelle1.G2" office:value-type="float" office:value="0">
            <text:p text:style-name="P15"><text:span text:style-name="T2">Equalize</text:span> <text:span text:style-name="T2">Activation </text:span>Voltage <text:span text:style-name="T26">mv</text:span></text:p>
          </table:table-cell>
        </table:table-row>
        <table:table-row>
          <table:table-cell table:style-name="Tabelle1.A2">
            <text:p text:style-name="P11"/>
          </table:table-cell>
          <table:table-cell table:style-name="Tabelle1.A2">
            <text:p text:style-name="P17"/>
          </table:table-cell>
          <table:table-cell table:style-name="Tabelle1.A2">
            <text:p text:style-name="P17"/>
          </table:table-cell>
          <table:table-cell table:style-name="Tabelle1.A2">
            <text:p text:style-name="P17"/>
          </table:table-cell>
          <table:table-cell table:style-name="Tabelle1.A2">
            <text:p text:style-name="P15"/>
          </table:table-cell>
          <table:table-cell table:style-name="Tabelle1.A2">
            <text:p text:style-name="P15"/>
          </table:table-cell>
          <table:table-cell table:style-name="Tabelle1.G2">
            <text:p text:style-name="P15"/>
          </table:table-cell>
        </table:table-row>
        <table:table-row>
          <table:table-cell table:style-name="Tabelle1.A2" office:value-type="float" office:value="0">
            <text:p text:style-name="P50">&amp;</text:p>
          </table:table-cell>
          <table:table-cell table:style-name="Tabelle1.A2" office:value-type="float" office:value="0">
            <text:p text:style-name="P50">T</text:p>
          </table:table-cell>
          <table:table-cell table:style-name="Tabelle1.A2" office:value-type="float" office:value="0">
            <text:p text:style-name="P56">00</text:p>
          </table:table-cell>
          <table:table-cell table:style-name="Tabelle1.A2" office:value-type="float" office:value="0">
            <text:p text:style-name="P56">Year</text:p>
          </table:table-cell>
          <table:table-cell table:style-name="Tabelle1.A2" office:value-type="float" office:value="0">
            <text:p text:style-name="P56">Month</text:p>
          </table:table-cell>
          <table:table-cell table:style-name="Tabelle1.A2">
            <text:p text:style-name="P15"/>
          </table:table-cell>
          <table:table-cell table:style-name="Tabelle1.G2" office:value-type="float" office:value="0">
            <text:p text:style-name="P56">Send year and month binary to CXN50</text:p>
            <text:p text:style-name="P56">2015 January : T000F01</text:p>
          </table:table-cell>
        </table:table-row>
        <table:table-row>
          <table:table-cell table:style-name="Tabelle1.A2" office:value-type="float" office:value="0">
            <text:p text:style-name="P56">&amp;</text:p>
          </table:table-cell>
          <table:table-cell table:style-name="Tabelle1.A2" office:value-type="float" office:value="0">
            <text:p text:style-name="P56">T</text:p>
          </table:table-cell>
          <table:table-cell table:style-name="Tabelle1.A2" office:value-type="float" office:value="0">
            <text:p text:style-name="P56">01</text:p>
          </table:table-cell>
          <table:table-cell table:style-name="Tabelle1.A2" office:value-type="float" office:value="0">
            <text:p text:style-name="P56">Date</text:p>
          </table:table-cell>
          <table:table-cell table:style-name="Tabelle1.A2" office:value-type="float" office:value="0">
            <text:p text:style-name="P56">Hours</text:p>
          </table:table-cell>
          <table:table-cell table:style-name="Tabelle1.A2">
            <text:p text:style-name="P15"/>
          </table:table-cell>
          <table:table-cell table:style-name="Tabelle1.G2" office:value-type="float" office:value="0">
            <text:p text:style-name="P56">Send day and Hours binary to CXN50</text:p>
            <text:p text:style-name="P56">T01190F <text:s text:c="2"/>25<text:span text:style-name="T37">th</text:span> day of month 15:00</text:p>
          </table:table-cell>
        </table:table-row>
        <text:soft-page-break/>
        <table:table-row>
          <table:table-cell table:style-name="Tabelle1.A2" office:value-type="float" office:value="0">
            <text:p text:style-name="P56">&amp;</text:p>
          </table:table-cell>
          <table:table-cell table:style-name="Tabelle1.A2" office:value-type="float" office:value="0">
            <text:p text:style-name="P56">T</text:p>
          </table:table-cell>
          <table:table-cell table:style-name="Tabelle1.A2" office:value-type="float" office:value="0">
            <text:p text:style-name="P56">02</text:p>
          </table:table-cell>
          <table:table-cell table:style-name="Tabelle1.A2" office:value-type="float" office:value="0">
            <text:p text:style-name="P56">Minutes</text:p>
          </table:table-cell>
          <table:table-cell table:style-name="Tabelle1.A2" office:value-type="float" office:value="0">
            <text:p text:style-name="P56">Seconds</text:p>
          </table:table-cell>
          <table:table-cell table:style-name="Tabelle1.A2">
            <text:p text:style-name="P15"/>
          </table:table-cell>
          <table:table-cell table:style-name="Tabelle1.G2" office:value-type="float" office:value="0">
            <text:p text:style-name="P56">Send Minutes and seconds to CXN50 and set time and date. </text:p>
          </table:table-cell>
        </table:table-row>
        <table:table-row>
          <table:table-cell table:style-name="Tabelle1.A2" office:value-type="float" office:value="0">
            <text:p text:style-name="P57">&amp;</text:p>
          </table:table-cell>
          <table:table-cell table:style-name="Tabelle1.A2" office:value-type="float" office:value="0">
            <text:p text:style-name="P57">T</text:p>
          </table:table-cell>
          <table:table-cell table:style-name="Tabelle1.A2" office:value-type="float" office:value="0">
            <text:p text:style-name="P57">03</text:p>
          </table:table-cell>
          <table:table-cell table:style-name="Tabelle1.A2" office:value-type="float" office:value="0">
            <text:p text:style-name="P57">Xx</text:p>
          </table:table-cell>
          <table:table-cell table:style-name="Tabelle1.A2" office:value-type="float" office:value="0">
            <text:p text:style-name="P57">Xx</text:p>
          </table:table-cell>
          <table:table-cell table:style-name="Tabelle1.A2">
            <text:p text:style-name="P15"/>
          </table:table-cell>
          <table:table-cell table:style-name="Tabelle1.G2" office:value-type="float" office:value="0">
            <text:p text:style-name="P58">CXN50 sends to PC:</text:p>
            <text:p text:style-name="P58">Byte 1: Year</text:p>
            <text:p text:style-name="P58">Byte 2: Month</text:p>
            <text:p text:style-name="P58">Byte 3: Day</text:p>
            <text:p text:style-name="P58">Byte 4: Hours</text:p>
            <text:p text:style-name="P58">Byte 5: Minutes</text:p>
            <text:p text:style-name="P58">Byte 6: Seconds</text:p>
          </table:table-cell>
        </table:table-row>
        <table:table-row>
          <table:table-cell table:style-name="Tabelle1.A2">
            <text:p text:style-name="P11"/>
          </table:table-cell>
          <table:table-cell table:style-name="Tabelle1.A2">
            <text:p text:style-name="P17"/>
          </table:table-cell>
          <table:table-cell table:style-name="Tabelle1.A2">
            <text:p text:style-name="P17"/>
          </table:table-cell>
          <table:table-cell table:style-name="Tabelle1.A2">
            <text:p text:style-name="P17"/>
          </table:table-cell>
          <table:table-cell table:style-name="Tabelle1.A2">
            <text:p text:style-name="P15"/>
          </table:table-cell>
          <table:table-cell table:style-name="Tabelle1.A2">
            <text:p text:style-name="P15"/>
          </table:table-cell>
          <table:table-cell table:style-name="Tabelle1.G2">
            <text:p text:style-name="P15"/>
          </table:table-cell>
        </table:table-row>
        <table:table-row>
          <table:table-cell table:style-name="Tabelle1.A2">
            <text:p text:style-name="P11"/>
          </table:table-cell>
          <table:table-cell table:style-name="Tabelle1.A2">
            <text:p text:style-name="P16"/>
          </table:table-cell>
          <table:table-cell table:style-name="Tabelle1.A2">
            <text:p text:style-name="P16"/>
          </table:table-cell>
          <table:table-cell table:style-name="Tabelle1.A2">
            <text:p text:style-name="P16"/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21">Calibration Command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X</text:p>
          </table:table-cell>
          <table:table-cell table:style-name="Tabelle1.A2" office:value-type="float" office:value="31">
            <text:p text:style-name="P23">Temperature</text:p>
          </table:table-cell>
          <table:table-cell table:style-name="Tabelle1.A2" office:value-type="float" office:value="31">
            <text:p text:style-name="P23">01</text:p>
          </table:table-cell>
          <table:table-cell table:style-name="Tabelle1.A2" office:value-type="float" office:value="0">
            <text:p text:style-name="P48">xx</text:p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49">Start <text:span text:style-name="T10">C</text:span>alibration 1<text:span text:style-name="T5">8</text:span>000mV <text:span text:style-name="T10">with Temperature</text:span></text:p>
            <text:p text:style-name="P59">CXN50 sends Calibration bytes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X</text:p>
          </table:table-cell>
          <table:table-cell table:style-name="Tabelle1.A2" office:value-type="float" office:value="32">
            <text:p text:style-name="P23">02</text:p>
          </table:table-cell>
          <table:table-cell table:style-name="Tabelle1.A2" office:value-type="float" office:value="32">
            <text:p text:style-name="P11">02</text:p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31">C<text:span text:style-name="T38">XN50</text:span> sends Calibration bytes</text:p>
            <text:p text:style-name="P49">Byte 1,<text:span text:style-name="T36">2</text:span>: ichargezero <text:span text:style-name="T36">MSB first</text:span></text:p>
            <text:p text:style-name="P25">Byte <text:span text:style-name="T33">3,4</text:span>: iloadzero <text:span text:style-name="T36">MSB first</text:span></text:p>
            <text:p text:style-name="P23">Byte <text:span text:style-name="T33">5</text:span>: Calibration Temperature</text:p>
            <text:p text:style-name="P26">Byte <text:span text:style-name="T36">6,7</text:span>: <text:span text:style-name="T5">digits for full current load </text:span><text:s/>(<text:span text:style-name="T36">MSB</text:span> first)</text:p>
            <text:p text:style-name="P26">Byte <text:span text:style-name="T36">8,9</text:span>:<text:span text:style-name="T5">digits for full current charge</text:span> (<text:span text:style-name="T36">MSB first)</text:span></text:p>
            <text:p text:style-name="P26"><text:span text:style-name="T5">Byte 10,11:</text:span>digits <text:span text:style-name="T5">for 18V</text:span> (<text:span text:style-name="T36">MSB</text:span> first) </text:p>
            <text:p text:style-name="P24">Byte 1<text:span text:style-name="T36">2,13</text:span>: <text:s/>digits for Temperature</text:p>
            <text:p text:style-name="P51">Byte 1<text:span text:style-name="T36">4,15</text:span> :digits for <text:span text:style-name="T33">minussense</text:span></text:p>
            <text:p text:style-name="P52">Byte 1<text:span text:style-name="T36">6,17</text:span> :digits for <text:span text:style-name="T33">plussensezer</text:span></text:p>
            <text:p text:style-name="P52">Byte 1<text:span text:style-name="T36">7,18</text:span> :digits for <text:span text:style-name="T33">iextzero(not done yet)</text:span></text:p>
            <text:p text:style-name="P52">Byte 1<text:span text:style-name="T36">9,20</text:span> :digits for <text:span text:style-name="T33">modul zero</text:span>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X</text:p>
          </table:table-cell>
          <table:table-cell table:style-name="Tabelle1.A2" office:value-type="float" office:value="0">
            <text:p text:style-name="P11"><text:span text:style-name="T5">03</text:span> </text:p>
          </table:table-cell>
          <table:table-cell table:style-name="Tabelle1.A2" office:value-type="float" office:value="33">
            <text:p text:style-name="P11">03</text:p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28">Write calibration data to <text:span text:style-name="T11">EEPROM</text:span></text:p>
            <text:p text:style-name="P28">Display Calibration okay(<text:span text:style-name="T11">L</text:span>ed <text:span text:style-name="T11">S</text:span>oc high on)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X</text:p>
          </table:table-cell>
          <table:table-cell table:style-name="Tabelle1.A2" office:value-type="float" office:value="0">
            <text:p text:style-name="P28">04</text:p>
          </table:table-cell>
          <table:table-cell table:style-name="Tabelle1.A2" office:value-type="float" office:value="34">
            <text:p text:style-name="P11">04</text:p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28">Leave Calibration mode</text:p>
          </table:table-cell>
        </table:table-row>
        <table:table-row>
          <table:table-cell table:style-name="Tabelle1.A2" office:value-type="float" office:value="0">
            <text:p text:style-name="P11">&amp;</text:p>
          </table:table-cell>
          <table:table-cell table:style-name="Tabelle1.A2" office:value-type="float" office:value="0">
            <text:p text:style-name="P11">X</text:p>
          </table:table-cell>
          <table:table-cell table:style-name="Tabelle1.A2" office:value-type="float" office:value="0">
            <text:p text:style-name="P28">05</text:p>
          </table:table-cell>
          <table:table-cell table:style-name="Tabelle1.A2" office:value-type="float" office:value="35">
            <text:p text:style-name="P11">05</text:p>
          </table:table-cell>
          <table:table-cell table:style-name="Tabelle1.A2">
            <text:p text:style-name="P11"/>
          </table:table-cell>
          <table:table-cell table:style-name="Tabelle1.A2">
            <text:p text:style-name="P11"/>
          </table:table-cell>
          <table:table-cell table:style-name="Tabelle1.G2" office:value-type="float" office:value="0">
            <text:p text:style-name="P28">Display Calibration not okay(red led on)</text:p>
          </table:table-cell>
        </table:table-row>
      </table:table>
      <text:p text:style-name="P7"/>
      <text:p text:style-name="P7"/>
      <text:p text:style-name="P7"/>
      <text:p text:style-name="P10">Description of limit fi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5">0<text:span text:style-name="T40">4</text:span>00;</text:p>
          </table:table-cell>
          <table:table-cell table:style-name="Tabelle2.B1" office:value-type="string">
            <text:p text:style-name="Table_20_Contents"><text:span text:style-name="T16">Calibartion :</text:span> <text:span text:style-name="T16">Ichargezero min</text:span></text:p>
          </table:table-cell>
        </table:table-row>
        <table:table-row>
          <table:table-cell table:style-name="Tabelle2.A2" office:value-type="string">
            <text:p text:style-name="P65">0<text:span text:style-name="T40">6</text:span>00;</text:p>
          </table:table-cell>
          <table:table-cell table:style-name="Tabelle2.B2" office:value-type="string">
            <text:p text:style-name="P65">Calibartion : Ichargezero max</text:p>
          </table:table-cell>
        </table:table-row>
        <table:table-row>
          <table:table-cell table:style-name="Tabelle2.A2" office:value-type="string">
            <text:p text:style-name="P65">0<text:span text:style-name="T40">4</text:span>00;</text:p>
          </table:table-cell>
          <table:table-cell table:style-name="Tabelle2.B2" office:value-type="string">
            <text:p text:style-name="P68"><text:span text:style-name="T16">Calibartion : </text:span><text:s/><text:span text:style-name="T16">Iloadzero min</text:span></text:p>
          </table:table-cell>
        </table:table-row>
        <table:table-row>
          <table:table-cell table:style-name="Tabelle2.A2" office:value-type="string">
            <text:p text:style-name="P65">0<text:span text:style-name="T40">6</text:span>00;</text:p>
          </table:table-cell>
          <table:table-cell table:style-name="Tabelle2.B2" office:value-type="string">
            <text:p text:style-name="P65">Calibartion : Iloadzero max</text:p>
          </table:table-cell>
        </table:table-row>
        <table:table-row>
          <table:table-cell table:style-name="Tabelle2.A2" office:value-type="string">
            <text:p text:style-name="P65"><text:span text:style-name="T40">5000</text:span>;</text:p>
          </table:table-cell>
          <table:table-cell table:style-name="Tabelle2.B2" office:value-type="string">
            <text:p text:style-name="P65">Calibartion : Voltagedigits min for 18V</text:p>
          </table:table-cell>
        </table:table-row>
        <table:table-row>
          <table:table-cell table:style-name="Tabelle2.A2" office:value-type="string">
            <text:p text:style-name="P65"><text:span text:style-name="T40">6000</text:span>;</text:p>
          </table:table-cell>
          <table:table-cell table:style-name="Tabelle2.B2" office:value-type="string">
            <text:p text:style-name="P65">Calibartion : Voltagedigits max for 18V</text:p>
          </table:table-cell>
        </table:table-row>
        <table:table-row>
          <table:table-cell table:style-name="Tabelle2.A2" office:value-type="string">
            <text:p text:style-name="P65">0<text:span text:style-name="T40">8</text:span>00;</text:p>
          </table:table-cell>
          <table:table-cell table:style-name="Tabelle2.B2" office:value-type="string">
            <text:p text:style-name="P65">Calibartion : Digits for full load current min</text:p>
          </table:table-cell>
        </table:table-row>
        <table:table-row>
          <table:table-cell table:style-name="Tabelle2.A2" office:value-type="string">
            <text:p text:style-name="P65"><text:span text:style-name="T40">1000</text:span>;</text:p>
          </table:table-cell>
          <table:table-cell table:style-name="Tabelle2.B2" office:value-type="string">
            <text:p text:style-name="P65">Calibartion : Digits for full load current max</text:p>
          </table:table-cell>
        </table:table-row>
        <table:table-row>
          <table:table-cell table:style-name="Tabelle2.A2" office:value-type="string">
            <text:p text:style-name="P65"><text:span text:style-name="T40">080</text:span>0;</text:p>
          </table:table-cell>
          <table:table-cell table:style-name="Tabelle2.B2" office:value-type="string">
            <text:p text:style-name="P65">Calibartion : Digits for full charge current min</text:p>
          </table:table-cell>
        </table:table-row>
        <table:table-row>
          <table:table-cell table:style-name="Tabelle2.A2" office:value-type="string">
            <text:p text:style-name="P65"><text:span text:style-name="T40">1000</text:span>;</text:p>
          </table:table-cell>
          <table:table-cell table:style-name="Tabelle2.B2" office:value-type="string">
            <text:p text:style-name="P65">Calibartion : Digits for full charge current max</text:p>
          </table:table-cell>
        </table:table-row>
        <table:table-row>
          <table:table-cell table:style-name="Tabelle2.A2" office:value-type="string">
            <text:p text:style-name="P65">1<text:span text:style-name="T40">0</text:span>00;</text:p>
          </table:table-cell>
          <table:table-cell table:style-name="Tabelle2.B2" office:value-type="string">
            <text:p text:style-name="P65">Calibartion : Temperature <text:s/>ad value min</text:p>
          </table:table-cell>
        </table:table-row>
        <text:soft-page-break/>
        <table:table-row>
          <table:table-cell table:style-name="Tabelle2.A2" office:value-type="string">
            <text:p text:style-name="P65">1<text:span text:style-name="T40">4</text:span>00;</text:p>
          </table:table-cell>
          <table:table-cell table:style-name="Tabelle2.B2" office:value-type="string">
            <text:p text:style-name="P65">Calibartion : Temperature <text:s/>ad value max</text:p>
          </table:table-cell>
        </table:table-row>
        <table:table-row>
          <table:table-cell table:style-name="Tabelle2.A2" office:value-type="string">
            <text:p text:style-name="P65"><text:span text:style-name="T40">49800</text:span>;</text:p>
          </table:table-cell>
          <table:table-cell table:style-name="Tabelle2.B2" office:value-type="string">
            <text:p text:style-name="P65">Final test: <text:s/><text:span text:style-name="T18">Voltage min</text:span></text:p>
          </table:table-cell>
        </table:table-row>
        <table:table-row>
          <table:table-cell table:style-name="Tabelle2.A2" office:value-type="string">
            <text:p text:style-name="P65"><text:span text:style-name="T40">50200</text:span>;</text:p>
          </table:table-cell>
          <table:table-cell table:style-name="Tabelle2.B2" office:value-type="string">
            <text:p text:style-name="P65">Final test: <text:s/><text:span text:style-name="T18">Voltage max</text:span></text:p>
          </table:table-cell>
        </table:table-row>
        <table:table-row>
          <table:table-cell table:style-name="Tabelle2.A2" office:value-type="string">
            <text:p text:style-name="P65"><text:span text:style-name="T40">14</text:span>500;</text:p>
          </table:table-cell>
          <table:table-cell table:style-name="Tabelle2.B2" office:value-type="string">
            <text:p text:style-name="P65">Final test: <text:s/><text:span text:style-name="T18">Load current <text:s/>min not used</text:span></text:p>
          </table:table-cell>
        </table:table-row>
        <table:table-row>
          <table:table-cell table:style-name="Tabelle2.A2" office:value-type="string">
            <text:p text:style-name="P65">1<text:span text:style-name="T40">5</text:span>500;</text:p>
          </table:table-cell>
          <table:table-cell table:style-name="Tabelle2.B2" office:value-type="string">
            <text:p text:style-name="P66">Final test: <text:s/><text:span text:style-name="T18">Load current <text:s/>max not used</text:span></text:p>
          </table:table-cell>
        </table:table-row>
        <table:table-row>
          <table:table-cell table:style-name="Tabelle2.A2" office:value-type="string">
            <text:p text:style-name="P65"><text:span text:style-name="T40">14</text:span>500;</text:p>
          </table:table-cell>
          <table:table-cell table:style-name="Tabelle2.B2" office:value-type="string">
            <text:p text:style-name="P66">Final test: <text:s/><text:span text:style-name="T18">Charge current <text:s/>min </text:span></text:p>
          </table:table-cell>
        </table:table-row>
        <table:table-row>
          <table:table-cell table:style-name="Tabelle2.A2" office:value-type="string">
            <text:p text:style-name="P65">1<text:span text:style-name="T40">5</text:span>500;</text:p>
          </table:table-cell>
          <table:table-cell table:style-name="Tabelle2.B2" office:value-type="string">
            <text:p text:style-name="P66">Final test: <text:s/><text:span text:style-name="T18">Charge current max</text:span></text:p>
          </table:table-cell>
        </table:table-row>
        <table:table-row>
          <table:table-cell table:style-name="Tabelle2.A2" office:value-type="string">
            <text:p text:style-name="P65">0001;</text:p>
          </table:table-cell>
          <table:table-cell table:style-name="Tabelle2.B2" office:value-type="string">
            <text:p text:style-name="P65">Final test: <text:s/><text:span text:style-name="T18">Revision number</text:span></text:p>
          </table:table-cell>
        </table:table-row>
        <table:table-row>
          <table:table-cell table:style-name="Tabelle2.A2" office:value-type="string">
            <text:p text:style-name="P65">0001;</text:p>
          </table:table-cell>
          <table:table-cell table:style-name="Tabelle2.B2" office:value-type="string">
            <text:p text:style-name="P65">Final test: <text:s/><text:span text:style-name="T18">Manufacturer</text:span></text:p>
          </table:table-cell>
        </table:table-row>
        <table:table-row>
          <table:table-cell table:style-name="Tabelle2.A2" office:value-type="string">
            <text:p text:style-name="P65">00<text:span text:style-name="T40">19</text:span>;</text:p>
          </table:table-cell>
          <table:table-cell table:style-name="Tabelle2.B2" office:value-type="string">
            <text:p text:style-name="P65">Final test: <text:s/><text:span text:style-name="T18">Device ID</text:span></text:p>
          </table:table-cell>
        </table:table-row>
        <table:table-row>
          <table:table-cell table:style-name="Tabelle2.A2" office:value-type="string">
            <text:p text:style-name="P65"><text:span text:style-name="T40">2</text:span>0000;</text:p>
          </table:table-cell>
          <table:table-cell table:style-name="Tabelle2.B2" office:value-type="string">
            <text:p text:style-name="P65">Max. Cuurent in mA</text:p>
          </table:table-cell>
        </table:table-row>
        <table:table-row>
          <table:table-cell table:style-name="Tabelle2.A2" office:value-type="string">
            <text:p text:style-name="P65"><text:span text:style-name="T40">025</text:span>5;</text:p>
          </table:table-cell>
          <table:table-cell table:style-name="Tabelle2.B2" office:value-type="string">
            <text:p text:style-name="P65"><text:span text:style-name="T40">Not used </text:span>Case factors : Case<text:span text:style-name="T19">(tempproz)</text:span></text:p>
          </table:table-cell>
        </table:table-row>
        <table:table-row>
          <table:table-cell table:style-name="Tabelle2.A2" office:value-type="string">
            <text:p text:style-name="P67"><text:span text:style-name="T40">025</text:span>5;</text:p>
          </table:table-cell>
          <table:table-cell table:style-name="Tabelle2.B2" office:value-type="string">
            <text:p text:style-name="P67"><text:span text:style-name="T40">Not used </text:span>Case factors : Fetproz</text:p>
          </table:table-cell>
        </table:table-row>
        <table:table-row>
          <table:table-cell table:style-name="Tabelle2.A2" office:value-type="string">
            <text:p text:style-name="P67"><text:span text:style-name="T40">025</text:span>5;</text:p>
          </table:table-cell>
          <table:table-cell table:style-name="Tabelle2.B2" office:value-type="string">
            <text:p text:style-name="P67"><text:span text:style-name="T40">Not used </text:span>Case factors : Cool(cold)</text:p>
          </table:table-cell>
        </table:table-row>
        <table:table-row>
          <table:table-cell table:style-name="Tabelle2.A2" office:value-type="string">
            <text:p text:style-name="P67"><text:span text:style-name="T40">025</text:span>5;</text:p>
          </table:table-cell>
          <table:table-cell table:style-name="Tabelle2.B2" office:value-type="string">
            <text:p text:style-name="P67"><text:span text:style-name="T40">Not used </text:span>Case factors : rail</text:p>
          </table:table-cell>
        </table:table-row>
        <table:table-row>
          <table:table-cell table:style-name="Tabelle2.A2" office:value-type="string">
            <text:p text:style-name="P67"><text:span text:style-name="T40">025</text:span>5;</text:p>
          </table:table-cell>
          <table:table-cell table:style-name="Tabelle2.B2" office:value-type="string">
            <text:p text:style-name="P67"><text:span text:style-name="T40">Not used </text:span>Case factors : Pwm</text:p>
          </table:table-cell>
        </table:table-row>
        <table:table-row>
          <table:table-cell table:style-name="Tabelle2.A2" office:value-type="string">
            <text:p text:style-name="P67"><text:span text:style-name="T40">025</text:span>5;</text:p>
          </table:table-cell>
          <table:table-cell table:style-name="Tabelle2.B2" office:value-type="string">
            <text:p text:style-name="P67"><text:span text:style-name="T40">Not used </text:span>Case factors : <text:span text:style-name="T17">load</text:span></text:p>
          </table:table-cell>
        </table:table-row>
        <table:table-row>
          <table:table-cell table:style-name="Tabelle2.A2" office:value-type="string">
            <text:p text:style-name="P74">5010</text:p>
          </table:table-cell>
          <table:table-cell table:style-name="Tabelle2.B2" office:value-type="string">
            <text:p text:style-name="P74">Sensepluszeromin</text:p>
          </table:table-cell>
        </table:table-row>
        <table:table-row>
          <table:table-cell table:style-name="Tabelle2.A2" office:value-type="string">
            <text:p text:style-name="P74">5130</text:p>
          </table:table-cell>
          <table:table-cell table:style-name="Tabelle2.B2" office:value-type="string">
            <text:p text:style-name="P74">Sensepluszeromax</text:p>
          </table:table-cell>
        </table:table-row>
        <table:table-row>
          <table:table-cell table:style-name="Tabelle2.A2" office:value-type="string">
            <text:p text:style-name="P75">5000</text:p>
          </table:table-cell>
          <table:table-cell table:style-name="Tabelle2.B2" office:value-type="string">
            <text:p text:style-name="P74">Senseminus Digits min</text:p>
          </table:table-cell>
        </table:table-row>
        <table:table-row>
          <table:table-cell table:style-name="Tabelle2.A2" office:value-type="string">
            <text:p text:style-name="P75">6000</text:p>
          </table:table-cell>
          <table:table-cell table:style-name="Tabelle2.B2" office:value-type="string">
            <text:p text:style-name="P74">Senseminus Digits max</text:p>
          </table:table-cell>
        </table:table-row>
        <table:table-row>
          <table:table-cell table:style-name="Tabelle2.A2" office:value-type="string">
            <text:p text:style-name="P75">3950</text:p>
          </table:table-cell>
          <table:table-cell table:style-name="Tabelle2.B2" office:value-type="string">
            <text:p text:style-name="P74">Panel zero min</text:p>
          </table:table-cell>
        </table:table-row>
        <table:table-row>
          <table:table-cell table:style-name="Tabelle2.A2" office:value-type="string">
            <text:p text:style-name="P75">4040</text:p>
          </table:table-cell>
          <table:table-cell table:style-name="Tabelle2.B2" office:value-type="string">
            <text:p text:style-name="P74">Panel zero max</text:p>
          </table:table-cell>
        </table:table-row>
        <table:table-row>
          <table:table-cell table:style-name="Tabelle2.A2" office:value-type="string">
            <text:p text:style-name="P65">00<text:span text:style-name="T41">00</text:span>;</text:p>
          </table:table-cell>
          <table:table-cell table:style-name="Tabelle2.B2" office:value-type="string">
            <text:p text:style-name="P69">Firmware Version</text:p>
          </table:table-cell>
        </table:table-row>
        <table:table-row>
          <table:table-cell table:style-name="Tabelle2.A2" office:value-type="string">
            <text:p text:style-name="P65">0000;</text:p>
          </table:table-cell>
          <table:table-cell table:style-name="Tabelle2.B2" office:value-type="string">
            <text:p text:style-name="Table_20_Contents"><text:s/><text:span text:style-name="T18">Gel = 0 ; Flooded = 1</text:span></text:p>
          </table:table-cell>
        </table:table-row>
        <table:table-row>
          <table:table-cell table:style-name="Tabelle2.A2" office:value-type="string">
            <text:p text:style-name="P65">0000;</text:p>
          </table:table-cell>
          <table:table-cell table:style-name="Tabelle2.B2" office:value-type="string">
            <text:p text:style-name="P74">0 <text:s/>= SOC 1 = LVD</text:p>
          </table:table-cell>
        </table:table-row>
        <table:table-row>
          <table:table-cell table:style-name="Tabelle2.A2" office:value-type="string">
            <text:p text:style-name="P65">0000;</text:p>
          </table:table-cell>
          <table:table-cell table:style-name="Tabelle2.B2" office:value-type="string">
            <text:p text:style-name="P69">Max. temperature difference external to internal</text:p>
          </table:table-cell>
        </table:table-row>
        <table:table-row>
          <table:table-cell table:style-name="Tabelle2.A2" office:value-type="string">
            <text:p text:style-name="P65"/>
          </table:table-cell>
          <table:table-cell table:style-name="Tabelle2.B2" office:value-type="string">
            <text:p text:style-name="P70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ext:soft-page-break/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5:29:17.98</meta:creation-date>
    <dc:date>2015-06-01T16:17:00.250000000</dc:date>
    <meta:editing-duration>P1DT13H21M4S</meta:editing-duration>
    <meta:editing-cycles>72</meta:editing-cycles>
    <meta:generator>LibreOffice/4.3.5.2$Windows_x86 LibreOffice_project/3a87456aaa6a95c63eea1c1b3201acedf0751bd5</meta:generator>
    <meta:document-statistic meta:table-count="3" meta:image-count="0" meta:object-count="0" meta:page-count="6" meta:paragraph-count="492" meta:word-count="1128" meta:character-count="5761" meta:non-whitespace-character-count="5021"/>
  </office:meta>
</office:document-meta>
</file>